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8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2.272727272727" calcext:value-type="float">
            <text:p>112.2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8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18.772727272727" calcext:value-type="float">
            <text:p>118.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8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3.972727272727" calcext:value-type="float">
            <text:p>123.9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7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3.409090909091" calcext:value-type="float">
            <text:p>103.4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7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7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7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6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2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19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2.4671875" calcext:value-type="float">
            <text:p>92.47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98.0375" calcext:value-type="float">
            <text:p>98.04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3.6078125" calcext:value-type="float">
            <text:p>103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3.8541666666667" calcext:value-type="float">
            <text:p>83.8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6]" office:value-type="float" office:value="83.8541666666667" calcext:value-type="float">
            <text:p>83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88.55" calcext:value-type="float">
            <text:p>88.5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4.3" calcext:value-type="float">
            <text:p>94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0.05" calcext:value-type="float">
            <text:p>100.0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2.8" calcext:value-type="float">
            <text:p>82.8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1.136363636364" calcext:value-type="float">
            <text:p>151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59.886363636364" calcext:value-type="float">
            <text:p>159.8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68.636363636364" calcext:value-type="float">
            <text:p>168.6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39.204545454545" calcext:value-type="float">
            <text:p>139.2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07:53:24.959440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06T07:32:46.754882431</dc:date>
    <meta:editing-duration>PT14H32S</meta:editing-duration>
    <meta:editing-cycles>4</meta:editing-cycles>
    <meta:document-statistic meta:table-count="8" meta:cell-count="866" meta:object-count="0"/>
  </office:meta>
</office:document-meta>
</file>